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4-07-2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4-07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4-04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3-10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3-07-3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3-04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3-04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2-11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1-11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1-04-1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0-11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0-07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20-06-0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9-10-1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9-07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8-10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8-07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8-04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7-10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7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6-10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6-07-1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6-04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5-10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5-07-1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5-05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4-10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4-07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4-04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3-10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3-07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3-04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2-10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2-07-1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2-04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1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4</text:p>
          </table:table-cell>
          <table:table-cell office:value-type="string" calcext:value-type="string">
            <text:p>MW-501C, Jay, ME</text:p>
          </table:table-cell>
          <table:table-cell office:value-type="string" calcext:value-type="string">
            <text:p>200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